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5640" officeooo:paragraph-rsid="00045640"/>
    </style:style>
    <style:style style:name="P3" style:family="paragraph" style:parent-style-name="Standard">
      <style:text-properties fo:font-style="normal" officeooo:rsid="00045640" officeooo:paragraph-rsid="00045640" style:font-style-asian="normal" style:font-style-complex="normal"/>
    </style:style>
    <style:style style:name="P4" style:family="paragraph" style:parent-style-name="Standard">
      <style:text-properties fo:font-style="normal" officeooo:rsid="0005d205" officeooo:paragraph-rsid="0005d205" style:font-style-asian="normal" style:font-style-complex="normal"/>
    </style:style>
    <style:style style:name="P5" style:family="paragraph" style:parent-style-name="Standard">
      <style:text-properties fo:font-style="normal" officeooo:rsid="00171788" officeooo:paragraph-rsid="0007f2e9" style:font-style-asian="normal" style:font-style-complex="normal"/>
    </style:style>
    <style:style style:name="P6" style:family="paragraph" style:parent-style-name="Standard">
      <style:text-properties fo:font-size="16pt" fo:font-style="normal" fo:font-weight="bold" officeooo:rsid="00045640" officeooo:paragraph-rsid="00045640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weight="bold" officeooo:rsid="001576cc" officeooo:paragraph-rsid="0007f2e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07f2e9"/>
    </style:style>
    <style:style style:name="P9" style:family="paragraph" style:parent-style-name="Standard">
      <style:text-properties officeooo:rsid="001e6646" officeooo:paragraph-rsid="0007f2e9"/>
    </style:style>
    <style:style style:name="P10" style:family="paragraph" style:parent-style-name="Standard">
      <style:text-properties officeooo:rsid="00171788" officeooo:paragraph-rsid="0007f2e9"/>
    </style:style>
    <style:style style:name="P11" style:family="paragraph" style:parent-style-name="Standard">
      <style:text-properties officeooo:rsid="0001b652" officeooo:paragraph-rsid="0007f2e9"/>
    </style:style>
    <style:style style:name="P12" style:family="paragraph" style:parent-style-name="Standard">
      <style:text-properties fo:font-size="12pt" fo:font-style="normal" fo:font-weight="bold" officeooo:rsid="00045640" officeooo:paragraph-rsid="0004564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officeooo:paragraph-rsid="0005d205"/>
    </style:style>
    <style:style style:name="P14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font-size="14pt" officeooo:paragraph-rsid="0007f2e9" style:font-size-asian="14pt" style:font-size-complex="14pt"/>
    </style:style>
    <style:style style:name="P15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1" fo:font-size="20pt" style:text-underline-style="solid" style:text-underline-width="auto" style:text-underline-color="font-color" fo:font-weight="bold" officeooo:rsid="0001b652" officeooo:paragraph-rsid="0007f2e9" style:font-name-asian="Liberation Sans2" style:font-size-asian="20pt" style:font-weight-asian="bold" style:font-name-complex="Liberation Sans2" style:font-size-complex="20pt"/>
    </style:style>
    <style:style style:name="P16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7f2e9"/>
    </style:style>
    <style:style style:name="P17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81059"/>
    </style:style>
    <style:style style:name="P18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font-style="normal" officeooo:rsid="00045640" officeooo:paragraph-rsid="00081059" style:font-style-asian="normal" style:font-style-complex="normal"/>
    </style:style>
    <style:style style:name="P19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45640" officeooo:paragraph-rsid="00081059"/>
    </style:style>
    <style:style style:name="P20" style:family="paragraph" style:parent-style-name="Standard">
      <style:paragraph-properties fo:text-align="center" style:justify-single-word="false"/>
      <style:text-properties fo:font-size="28pt" fo:font-weight="bold" officeooo:rsid="001e6646" officeooo:paragraph-rsid="0007f2e9" style:font-size-asian="28pt" style:font-weight-asian="bold" style:font-size-complex="28pt" style:font-weight-complex="bold"/>
    </style:style>
    <style:style style:name="P21" style:family="paragraph" style:parent-style-name="Standard">
      <style:text-properties fo:color="#000000" style:font-name="Liberation Serif" fo:font-size="12pt" fo:font-style="normal" fo:font-weight="normal" officeooo:rsid="0001b652" officeooo:paragraph-rsid="0007f2e9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P22" style:family="paragraph" style:parent-style-name="Standard">
      <style:text-properties fo:font-style="normal" officeooo:rsid="00045640" officeooo:paragraph-rsid="00045640" style:font-style-asian="normal" style:font-style-complex="normal"/>
    </style:style>
    <style:style style:name="P23" style:family="paragraph" style:parent-style-name="Standard">
      <style:text-properties fo:font-style="normal" officeooo:rsid="0005d205" officeooo:paragraph-rsid="0005d205" style:font-style-asian="normal" style:font-style-complex="normal"/>
    </style:style>
    <style:style style:name="P24" style:family="paragraph" style:parent-style-name="Standard">
      <style:text-properties fo:font-style="normal" officeooo:rsid="000822c0" officeooo:paragraph-rsid="000822c0" style:font-style-asian="normal" style:font-style-complex="normal"/>
    </style:style>
    <style:style style:name="P25" style:family="paragraph" style:parent-style-name="Standard">
      <style:text-properties officeooo:paragraph-rsid="000822c0"/>
    </style:style>
    <style:style style:name="P26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1e6646" officeooo:paragraph-rsid="0007f2e9" style:font-name-asian="Liberation Serif1" style:font-size-asian="14pt" style:font-weight-asian="normal" style:font-name-complex="Liberation Serif1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d205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1b652" style:font-style-asian="normal" style:font-style-complex="normal"/>
    </style:style>
    <style:style style:name="T5" style:family="text">
      <style:text-properties fo:font-style="normal" officeooo:rsid="00081059" style:font-style-asian="normal" style:font-style-complex="normal"/>
    </style:style>
    <style:style style:name="T6" style:family="text">
      <style:text-properties fo:font-style="normal" officeooo:rsid="0005d205" style:font-style-asian="normal" style:font-style-complex="normal"/>
    </style:style>
    <style:style style:name="T7" style:family="text">
      <style:text-properties fo:font-style="normal" officeooo:rsid="000822c0" style:font-style-asian="normal" style:font-style-complex="normal"/>
    </style:style>
    <style:style style:name="T8" style:family="text">
      <style:text-properties fo:color="#000000" style:font-name="Liberation Serif" fo:font-size="12pt" fo:font-weight="normal" officeooo:rsid="0001b652" style:font-name-asian="Liberation Serif1" style:font-size-asian="12pt" style:font-weight-asian="normal" style:font-name-complex="Liberation Serif1" style:font-size-complex="12pt" style:font-weight-complex="bold"/>
    </style:style>
    <style:style style:name="T9" style:family="text">
      <style:text-properties fo:color="#000000" style:font-name="Liberation Serif" fo:font-size="12pt" fo:font-weight="normal" officeooo:rsid="0005b306" style:font-name-asian="Liberation Serif1" style:font-size-asian="12pt" style:font-weight-asian="normal" style:font-name-complex="Liberation Serif1" style:font-size-complex="12pt" style:font-weight-complex="bold"/>
    </style:style>
    <style:style style:name="T10" style:family="text">
      <style:text-properties fo:color="#000000" style:font-name="Liberation Serif" fo:font-size="12pt" fo:font-weight="normal" officeooo:rsid="001e6646" style:font-name-asian="Liberation Serif1" style:font-size-asian="12pt" style:font-weight-asian="normal" style:font-name-complex="Liberation Serif1" style:font-size-complex="12pt" style:font-weight-complex="bold"/>
    </style:style>
    <style:style style:name="T11" style:family="text">
      <style:text-properties fo:color="#000000" style:font-name="Liberation Serif" fo:font-weight="normal" officeooo:rsid="001e6646" style:font-name-asian="Liberation Serif1" style:font-weight-asian="normal" style:font-name-complex="Liberation Serif1" style:font-weight-complex="bold"/>
    </style:style>
    <style:style style:name="T12" style:family="text">
      <style:text-properties fo:color="#000000" style:font-name="Liberation Serif" fo:font-weight="normal" officeooo:rsid="0001b652" style:font-name-asian="Liberation Serif1" style:font-weight-asian="normal" style:font-name-complex="Liberation Serif1" style:font-weight-complex="bold"/>
    </style:style>
    <style:style style:name="T13" style:family="text">
      <style:text-properties fo:color="#000000" style:font-name="Liberation Serif" fo:font-size="20pt" fo:font-style="normal" style:text-underline-style="solid" style:text-underline-width="auto" style:text-underline-color="font-color" fo:font-weight="bold" officeooo:rsid="0006495c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T14" style:family="text">
      <style:text-properties fo:color="#000000" style:font-name="Liberation Serif" fo:font-size="20pt" fo:font-style="normal" style:text-underline-style="solid" style:text-underline-width="auto" style:text-underline-color="font-color" fo:font-weight="bold" officeooo:rsid="0001b652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T15" style:family="text">
      <style:text-properties fo:color="#000000" style:font-name="Liberation Serif" fo:font-size="20pt" fo:language="zxx" fo:country="none" fo:font-style="normal" style:text-underline-style="solid" style:text-underline-width="auto" style:text-underline-color="font-color" fo:font-weight="bold" officeooo:rsid="001e6646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16" style:family="text">
      <style:text-properties fo:color="#000000" style:font-name="Liberation Serif" fo:font-size="20pt" fo:language="zxx" fo:country="none" fo:font-style="normal" style:text-underline-style="solid" style:text-underline-width="auto" style:text-underline-color="font-color" fo:font-weight="bold" officeooo:rsid="00081059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17" style:family="text">
      <style:text-properties fo:color="#000000" style:font-name="Liberation Serif" fo:font-size="16pt" style:text-underline-style="solid" style:text-underline-width="auto" style:text-underline-color="font-color" fo:font-weight="bold" officeooo:rsid="0005b306" style:font-name-asian="Liberation Serif1" style:font-size-asian="16pt" style:font-weight-asian="bold" style:font-name-complex="Liberation Serif1" style:font-size-complex="16pt" style:font-weight-complex="bold"/>
    </style:style>
    <style:style style:name="T18" style:family="text">
      <style:text-properties fo:color="#000000" style:font-name="Liberation Serif" fo:font-size="16pt" style:text-underline-style="solid" style:text-underline-width="auto" style:text-underline-color="font-color" fo:font-weight="bold" officeooo:rsid="00081059" style:font-name-asian="Liberation Serif1" style:font-size-asian="16pt" style:font-weight-asian="bold" style:font-name-complex="Liberation Serif1" style:font-size-complex="16pt" style:font-weight-complex="bold"/>
    </style:style>
    <style:style style:name="T19" style:family="text">
      <style:text-properties fo:color="#000000" style:font-name="Liberation Serif" fo:font-size="16pt" fo:font-style="normal" style:text-underline-style="solid" style:text-underline-width="auto" style:text-underline-color="font-color" fo:font-weight="bold" officeooo:rsid="0005b306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T20" style:family="text">
      <style:text-properties fo:color="#000000" style:font-name="Liberation Serif" fo:font-size="16pt" fo:font-style="normal" style:text-underline-style="solid" style:text-underline-width="auto" style:text-underline-color="font-color" fo:font-weight="bold" officeooo:rsid="00081059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T21" style:family="text">
      <style:text-properties fo:color="#000000" style:font-name="Liberation Serif" fo:font-size="16pt" fo:language="zxx" fo:country="none" style:text-underline-style="solid" style:text-underline-width="auto" style:text-underline-color="font-color" fo:font-weight="bold" officeooo:rsid="001fb319" style:font-name-asian="Liberation Serif1" style:font-size-asian="16pt" style:language-asian="zxx" style:country-asian="none" style:font-weight-asian="bold" style:font-name-complex="Liberation Serif1" style:font-size-complex="16pt" style:language-complex="zxx" style:country-complex="none" style:font-weight-complex="bold"/>
    </style:style>
    <style:style style:name="T22" style:family="text">
      <style:text-properties fo:color="#000000" style:font-name="Liberation Serif" fo:font-size="16pt" fo:language="zxx" fo:country="none" style:text-underline-style="solid" style:text-underline-width="auto" style:text-underline-color="font-color" fo:font-weight="bold" officeooo:rsid="00081059" style:font-name-asian="Liberation Serif1" style:font-size-asian="16pt" style:language-asian="zxx" style:country-asian="none" style:font-weight-asian="bold" style:font-name-complex="Liberation Serif1" style:font-size-complex="16pt" style:language-complex="zxx" style:country-complex="none" style:font-weight-complex="bold"/>
    </style:style>
    <style:style style:name="T23" style:family="text">
      <style:text-properties fo:color="#000000" style:font-name="Liberation Serif" fo:font-size="16pt" fo:language="zxx" fo:country="none" fo:font-style="normal" style:text-underline-style="solid" style:text-underline-width="auto" style:text-underline-color="font-color" fo:font-weight="bold" officeooo:rsid="001fb319" style:font-name-asian="Liberation Serif1" style:font-size-asian="16pt" style:language-asian="zxx" style:country-asian="none" style:font-style-asian="normal" style:font-weight-asian="bold" style:font-name-complex="Liberation Serif1" style:font-size-complex="16pt" style:language-complex="zxx" style:country-complex="none" style:font-style-complex="normal" style:font-weight-complex="bold"/>
    </style:style>
    <style:style style:name="T24" style:family="text">
      <style:text-properties fo:color="#000000" style:font-name="Liberation Serif" fo:font-size="16pt" fo:language="zxx" fo:country="none" fo:font-style="normal" style:text-underline-style="solid" style:text-underline-width="auto" style:text-underline-color="font-color" fo:font-weight="bold" officeooo:rsid="00081059" style:font-name-asian="Liberation Serif1" style:font-size-asian="16pt" style:language-asian="zxx" style:country-asian="none" style:font-style-asian="normal" style:font-weight-asian="bold" style:font-name-complex="Liberation Serif1" style:font-size-complex="16pt" style:language-complex="zxx" style:country-complex="none" style:font-style-complex="normal" style:font-weight-complex="bold"/>
    </style:style>
    <style:style style:name="T25" style:family="text">
      <style:text-properties fo:font-size="28pt" fo:font-weight="bold" officeooo:rsid="001e6646" style:font-size-asian="28pt" style:font-weight-asian="bold" style:font-size-complex="28pt" style:font-weight-complex="bold"/>
    </style:style>
    <style:style style:name="T26" style:family="text">
      <style:text-properties fo:font-size="28pt" fo:font-weight="bold" officeooo:rsid="000928ce" style:font-size-asian="28pt" style:font-weight-asian="bold" style:font-size-complex="28pt" style:font-weight-complex="bold"/>
    </style:style>
    <style:style style:name="T27" style:family="text">
      <style:text-properties fo:font-size="28pt" fo:font-weight="bold" officeooo:rsid="0007f2e9" style:font-size-asian="28pt" style:font-weight-asian="bold" style:font-size-complex="28pt" style:font-weight-complex="bold"/>
    </style:style>
    <style:style style:name="T28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 style:font-size-complex="12pt"/>
    </style:style>
    <style:style style:name="T29" style:family="text">
      <style:text-properties fo:color="#0000ff" style:font-name="Liberation Serif" fo:font-size="12pt" style:text-underline-style="solid" style:text-underline-width="auto" style:text-underline-color="font-color" fo:font-weight="normal" officeooo:rsid="000956a8" style:font-name-asian="Liberation Serif1" style:font-size-asian="12pt" style:font-weight-asian="normal" style:font-name-complex="Liberation Serif1" style:font-size-complex="12pt"/>
    </style:style>
    <style:style style:name="T30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1e6646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/>
    </style:style>
    <style:style style:name="T31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0928ce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/>
    </style:style>
    <style:style style:name="T32" style:family="text">
      <style:text-properties fo:color="#0000ff" style:font-name="Liberation Serif" fo:font-size="12pt" fo:language="zxx" fo:country="none" fo:font-style="normal" style:text-underline-style="solid" style:text-underline-width="auto" style:text-underline-color="font-color" fo:font-weight="normal" officeooo:rsid="0007f2e9" style:font-name-asian="Liberation Serif1" style:font-size-asian="12pt" style:language-asian="zxx" style:country-asian="none" style:font-style-asian="normal" style:font-weight-asian="normal" style:font-name-complex="Liberation Serif1" style:font-size-complex="12pt" style:language-complex="zxx" style:country-complex="none" style:font-style-complex="normal"/>
    </style:style>
    <style:style style:name="T33" style:family="text">
      <style:text-properties fo:color="#0000ff" style:font-name="Liberation Serif" fo:font-size="12pt" fo:language="zxx" fo:country="none" fo:font-style="normal" style:text-underline-style="solid" style:text-underline-width="auto" style:text-underline-color="font-color" fo:font-weight="normal" officeooo:rsid="0007f2e9" style:font-name-asian="Liberation Serif1" style:font-size-asian="12pt" style:language-asian="zxx" style:country-asian="none" style:font-style-asian="normal" style:font-weight-asian="normal" style:font-name-complex="Liberation Serif1" style:font-size-complex="12pt" style:language-complex="zxx" style:country-complex="none" style:font-style-complex="normal" style:font-weight-complex="bold"/>
    </style:style>
    <style:style style:name="T34" style:family="text">
      <style:text-properties fo:color="#0000ff" style:font-name="Liberation Serif" fo:font-size="12pt" fo:language="zxx" fo:country="none" fo:font-style="normal" style:text-underline-style="solid" style:text-underline-width="auto" style:text-underline-color="font-color" fo:font-weight="normal" officeooo:rsid="00081059" style:font-name-asian="Liberation Serif1" style:font-size-asian="12pt" style:language-asian="zxx" style:country-asian="none" style:font-style-asian="normal" style:font-weight-asian="normal" style:font-name-complex="Liberation Serif1" style:font-size-complex="12pt" style:language-complex="zxx" style:country-complex="none" style:font-style-complex="normal"/>
    </style:style>
    <style:style style:name="T35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36" style:family="text">
      <style:text-properties fo:color="#0000ff" style:font-name="Liberation Serif" fo:font-size="12pt" fo:font-style="normal" style:text-underline-style="solid" style:text-underline-width="auto" style:text-underline-color="font-color" fo:font-weight="normal" officeooo:rsid="0001b652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37" style:family="text">
      <style:text-properties fo:color="#0000ff" style:font-name="Liberation Serif" fo:font-size="12pt" fo:font-style="normal" style:text-underline-style="solid" style:text-underline-width="auto" style:text-underline-color="font-color" fo:font-weight="normal" officeooo:rsid="000956a8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38" style:family="text">
      <style:text-properties fo:color="#0000ff" style:font-name="Liberation Serif" fo:font-size="12pt" fo:font-style="normal" style:text-underline-style="solid" style:text-underline-width="auto" style:text-underline-color="font-color" fo:font-weight="normal" officeooo:rsid="0001b652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39" style:family="text">
      <style:text-properties fo:color="#0000ff" style:font-name="Liberation Serif" fo:font-size="12pt" fo:font-style="normal" style:text-underline-style="solid" style:text-underline-width="auto" style:text-underline-color="font-color" fo:font-weight="normal" officeooo:rsid="000956a8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40" style:family="text">
      <style:text-properties fo:color="#0000ff" style:font-name="Liberation Serif" fo:font-size="12pt" fo:font-style="normal" style:text-underline-style="none" fo:font-weight="normal" officeooo:rsid="0005b306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41" style:family="text">
      <style:text-properties fo:color="#0000ff" style:font-name="Liberation Serif" fo:font-size="12pt" fo:font-style="normal" style:text-underline-style="none" fo:font-weight="normal" officeooo:rsid="0005b306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42" style:family="text">
      <style:text-properties fo:color="#0000ff" style:font-name="Liberation Serif" fo:font-size="12pt" fo:font-style="normal" style:text-underline-style="none" fo:font-weight="normal" officeooo:rsid="000956a8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43" style:family="text">
      <style:text-properties fo:font-size="12pt" officeooo:rsid="0001b652" style:font-size-asian="12pt" style:font-size-complex="12pt"/>
    </style:style>
    <style:style style:name="T44" style:family="text">
      <style:text-properties fo:font-size="12pt" fo:font-style="normal" style:text-underline-style="none" officeooo:rsid="0001b652" style:font-size-asian="12pt" style:font-style-asian="normal" style:font-size-complex="12pt" style:font-style-complex="normal"/>
    </style:style>
    <style:style style:name="T45" style:family="text">
      <style:text-properties fo:font-size="12pt" fo:font-style="normal" style:text-underline-style="none" officeooo:rsid="0007f2e9" style:font-size-asian="12pt" style:font-style-asian="normal" style:font-size-complex="12pt" style:font-style-complex="normal"/>
    </style:style>
    <style:style style:name="T46" style:family="text">
      <style:text-properties fo:font-size="12pt" fo:font-style="normal" style:text-underline-style="none" fo:font-weight="normal" officeooo:rsid="0001b652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style:text-underline-style="none" fo:font-weight="normal" officeooo:rsid="00081059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01b652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49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081059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50" style:family="text">
      <style:text-properties officeooo:rsid="00081059"/>
    </style:style>
    <style:style style:name="T51" style:family="text">
      <style:text-properties officeooo:rsid="000822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/>
      <text:p text:style-name="P20"/>
      <text:p text:style-name="P8"><text:span text:style-name="T25">Fichier de configuration </text:span><text:span text:style-name="T26">RSYSLOG</text:span></text:p>
      <text:p text:style-name="P8"><text:span text:style-name="T25">Serveur de </text:span><text:span text:style-name="T27">production</text:span></text:p>
      <text:p text:style-name="P9"/>
      <text:p text:style-name="P9"/>
      <text:p text:style-name="P7"/>
      <text:p text:style-name="P7"/>
      <text:p text:style-name="P26"/>
      <text:p text:style-name="P26"/>
      <text:p text:style-name="P14"><text:span text:style-name="T11">R</text:span><text:span text:style-name="T12">édigée par : KEVIN SOUSA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/>
      <text:p text:style-name="P5"><text:span text:style-name="T8">Version: </text:span><text:span text:style-name="T9">1</text:span><text:span text:style-name="T8"><text:tab/><text:tab/><text:tab/><text:tab/><text:tab/><text:tab/><text:tab/><text:tab/><text:tab/><text:tab/> <text:s/>Date: </text:span><text:span text:style-name="T10">09</text:span><text:span text:style-name="T8">/0</text:span><text:span text:style-name="T10">2</text:span><text:span text:style-name="T8">/202</text:span><text:span text:style-name="T10">1</text:span></text:p>
      <text:p text:style-name="P3"/>
      <text:p text:style-name="P3"><text:soft-page-break/></text:p>
      <text:p text:style-name="P15"/>
      <text:p text:style-name="P15">Table des matières</text:p>
      <text:p text:style-name="P11"/>
      <text:p text:style-name="P11"/>
      <text:p text:style-name="P16"><text:a xlink:type="simple" xlink:href="#__RefHeading___Toc105_1331172400" text:style-name="Internet_20_link" text:visited-style-name="Visited_20_Internet_20_Link"><text:span text:style-name="Internet_20_link"/></text:a></text:p>
      <text:p text:style-name="P16"><text:a xlink:type="simple" xlink:href="#__RefHeading___Toc105_1331172400" text:style-name="Internet_20_link" text:visited-style-name="Visited_20_Internet_20_Link"><text:span text:style-name="Internet_20_link"/></text:a></text:p>
      <text:p text:style-name="P16"><text:a xlink:type="simple" xlink:href="#__RefHeading___Toc105_1331172400" text:style-name="Internet_20_link" text:visited-style-name="Visited_20_Internet_20_Link"><text:span text:style-name="Internet_20_link"><text:span text:style-name="T43">I </text:span></text:span></text:a><text:span text:style-name="Internet_20_link"><text:span text:style-name="T28">-</text:span></text:span><text:span text:style-name="Internet_20_link"><text:span text:style-name="T30">Configuration </text:span></text:span><text:span text:style-name="Internet_20_link"><text:span text:style-name="T31">RSYSLOG</text:span></text:span><text:span text:style-name="Internet_20_link"><text:span text:style-name="T35">................................................................................................................</text:span></text:span><text:span text:style-name="Internet_20_link"><text:span text:style-name="T29">3</text:span></text:span></text:p>
      <text:p text:style-name="P16"><text:span text:style-name="Internet_20_link"><text:span text:style-name="T44"><text:s text:c="5"/></text:span></text:span><text:a xlink:type="simple" xlink:href="#__RefHeading___Toc105_1331172400" text:style-name="Internet_20_link" text:visited-style-name="Visited_20_Internet_20_Link"><text:span text:style-name="Internet_20_link">I.</text:span></text:a><text:a xlink:type="simple" xlink:href="#__RefHeading___Toc105_1331172400" text:style-name="Internet_20_link" text:visited-style-name="Visited_20_Internet_20_Link"><text:span text:style-name="Internet_20_link"><text:span text:style-name="T45">1</text:span></text:span></text:a><text:a xlink:type="simple" xlink:href="#__RefHeading___Toc105_1331172400" text:style-name="Internet_20_link" text:visited-style-name="Visited_20_Internet_20_Link"><text:span text:style-name="Internet_20_link"><text:span text:style-name="T44"> </text:span></text:span></text:a><text:span text:style-name="Internet_20_link"><text:span text:style-name="T36">-</text:span></text:span><text:span text:style-name="Internet_20_link"><text:span text:style-name="T32">Fichier rsyslog.conf</text:span></text:span><text:span text:style-name="Internet_20_link"><text:span text:style-name="T40">..................................................................................................................</text:span></text:span><text:span text:style-name="Internet_20_link"><text:span text:style-name="T37">3</text:span></text:span></text:p>
      <text:p text:style-name="P17"><text:span text:style-name="Internet_20_link"><text:span text:style-name="T42"><text:s text:c="5"/></text:span></text:span><text:a xlink:type="simple" xlink:href="#__RefHeading___Toc105_1331172400" text:style-name="Internet_20_link" text:visited-style-name="Visited_20_Internet_20_Link"><text:span text:style-name="Internet_20_link"><text:span text:style-name="T48">I.</text:span></text:span></text:a><text:a xlink:type="simple" xlink:href="#__RefHeading___Toc105_1331172400" text:style-name="Internet_20_link" text:visited-style-name="Visited_20_Internet_20_Link"><text:span text:style-name="Internet_20_link"><text:span text:style-name="T49">2</text:span></text:span></text:a><text:a xlink:type="simple" xlink:href="#__RefHeading___Toc105_1331172400" text:style-name="Internet_20_link" text:visited-style-name="Visited_20_Internet_20_Link"><text:span text:style-name="Internet_20_link"><text:span text:style-name="T48"> </text:span></text:span></text:a><text:span text:style-name="Internet_20_link"><text:span text:style-name="T36">-</text:span></text:span><text:span text:style-name="Internet_20_link"><text:span text:style-name="T32">Fichier rsyslog.</text:span></text:span><text:span text:style-name="Internet_20_link"><text:span text:style-name="T34">d/50-default.conf</text:span></text:span><text:span text:style-name="Internet_20_link"><text:span text:style-name="T40">.............................................................................................</text:span></text:span><text:span text:style-name="Internet_20_link"><text:span text:style-name="T37">3</text:span></text:span></text:p>
      <text:p text:style-name="P16"><text:span text:style-name="Internet_20_link"><text:span text:style-name="T46"><text:s text:c="5"/></text:span></text:span><text:a xlink:type="simple" xlink:href="#__RefHeading___Toc105_1331172400" text:style-name="Internet_20_link" text:visited-style-name="Visited_20_Internet_20_Link"><text:span text:style-name="Internet_20_link">I.</text:span></text:a><text:a xlink:type="simple" xlink:href="#__RefHeading___Toc105_1331172400" text:style-name="Internet_20_link" text:visited-style-name="Visited_20_Internet_20_Link"><text:span text:style-name="Internet_20_link"><text:span text:style-name="T47">3</text:span></text:span></text:a><text:a xlink:type="simple" xlink:href="#__RefHeading___Toc105_1331172400" text:style-name="Internet_20_link" text:visited-style-name="Visited_20_Internet_20_Link"><text:span text:style-name="Internet_20_link"><text:span text:style-name="T46"> </text:span></text:span></text:a><text:span text:style-name="Internet_20_link"><text:span text:style-name="T38">-</text:span></text:span><text:span text:style-name="Internet_20_link"><text:span text:style-name="T33">configraution fichier default-ssl.conf</text:span></text:span><text:span text:style-name="Internet_20_link"><text:span text:style-name="T41">.......................................................................................</text:span></text:span><text:span text:style-name="Internet_20_link"><text:span text:style-name="T39">3</text:span></text:span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<text:span text:style-name="Internet_20_link"><text:span text:style-name="T13"/></text:span></text:p>
      <text:p text:style-name="P17"><text:span text:style-name="Internet_20_link"><text:span text:style-name="T13"/></text:span></text:p>
      <text:p text:style-name="P17"><text:span text:style-name="Internet_20_link"><text:span text:style-name="T13">I</text:span></text:span><text:a xlink:type="simple" xlink:href="#__RefHeading___Toc105_1331172400" text:style-name="Internet_20_link" text:visited-style-name="Visited_20_Internet_20_Link"><text:span text:style-name="Internet_20_link"><text:span text:style-name="T4"> </text:span></text:span></text:a><text:span text:style-name="Internet_20_link"><text:span text:style-name="T14">-</text:span></text:span><text:span text:style-name="Internet_20_link"><text:span text:style-name="T15">Configuration </text:span></text:span><text:span text:style-name="Internet_20_link"><text:span text:style-name="T16">RSYSLOG</text:span></text:span></text:p>
      <text:p text:style-name="P3"/>
      <text:p text:style-name="P3"/>
      <text:p text:style-name="P19"><text:span text:style-name="Internet_20_link"><text:span text:style-name="T19">I.</text:span></text:span><text:span text:style-name="Internet_20_link"><text:span text:style-name="T20">1</text:span></text:span><text:span text:style-name="Internet_20_link"><text:span text:style-name="T19"> -</text:span></text:span><text:span text:style-name="Internet_20_link"><text:span text:style-name="T23">Fichier </text:span></text:span><text:span text:style-name="Internet_20_link"><text:span text:style-name="T24">rsyslog.conf</text:span></text:span></text:p>
      <text:p text:style-name="P3"/>
      <text:p text:style-name="P2"><text:span text:style-name="T3">Ajouter dans /</text:span><text:span text:style-name="T1">etc/</text:span><text:span text:style-name="T3">rsyslo</text:span><text:span text:style-name="T5">g.</text:span><text:span text:style-name="T3">conf</text:span></text:p>
      <text:p text:style-name="P3"/>
      <text:p text:style-name="P3">module(load=’immark’ interval=’180’)</text:p>
      <text:p text:style-name="P3">module(loa<text:span text:style-name="T50">d</text:span>=’omrelp’)</text:p>
      <text:p text:style-name="P3"/>
      <text:p text:style-name="P18"><text:span text:style-name="Internet_20_link"><text:span text:style-name="T17"/></text:span></text:p>
      <text:p text:style-name="P18"><text:span text:style-name="Internet_20_link"><text:span text:style-name="T17">I.</text:span></text:span><text:span text:style-name="Internet_20_link"><text:span text:style-name="T18">2</text:span></text:span><text:span text:style-name="Internet_20_link"><text:span text:style-name="T17"> -</text:span></text:span><text:span text:style-name="Internet_20_link"><text:span text:style-name="T21">Fichier </text:span></text:span><text:span text:style-name="Internet_20_link"><text:span text:style-name="T22">rsyslog.d/50-default.conf</text:span></text:span></text:p>
      <text:p text:style-name="P18"><text:span text:style-name="Internet_20_link"><text:span text:style-name="T22"/></text:span></text:p>
      <text:p text:style-name="P2"><text:span text:style-name="T3">Ajouter dans /</text:span><text:span text:style-name="T1">etc/</text:span><text:span text:style-name="T3">rsyslog.d/50-default.conf</text:span></text:p>
      <text:p text:style-name="P3"/>
      <text:p text:style-name="P3"/>
      <text:p text:style-name="P3">local6.*<text:tab/><text:tab/>:omrelp:192.168.0.2:2514</text:p>
      <text:p text:style-name="P3">*.*<text:tab/><text:tab/><text:tab/>:omrelp:192.168.0.2:2514</text:p>
      <text:p text:style-name="P3"/>
      <text:p text:style-name="P17"><text:span text:style-name="Internet_20_link"><text:span text:style-name="T19"/></text:span></text:p>
      <text:p text:style-name="P17"><text:span text:style-name="Internet_20_link"><text:span text:style-name="T19">I.</text:span></text:span><text:span text:style-name="Internet_20_link"><text:span text:style-name="T20">3</text:span></text:span><text:span text:style-name="Internet_20_link"><text:span text:style-name="T19"> -</text:span></text:span><text:span text:style-name="Internet_20_link"><text:span text:style-name="T24">Configuration fichier default-ssl.conf</text:span></text:span></text:p>
      <text:p text:style-name="P3"/>
      <text:p text:style-name="P13"><text:span text:style-name="T5">Dans</text:span><text:span text:style-name="T6"> /</text:span><text:span text:style-name="T2">etc</text:span><text:span text:style-name="T6">/apache2/sites-available/default-ssl.conf</text:span></text:p>
      <text:p text:style-name="P4"/>
      <text:p text:style-name="P4">modifier:</text:p>
      <text:p text:style-name="P4"/>
      <text:p text:style-name="P4">ErrorLog ’<text:span text:style-name="T50">|</text:span>/usr/bin/logger -p local6.info’</text:p>
      <text:p text:style-name="P4">CustomLog ‘|/usr/bin/logger -p local6.info’ combined</text:p>
      <text:p text:style-name="P4"/>
      <text:p text:style-name="P24">ou laisser</text:p>
      <text:p text:style-name="P24"/>
      <text:p text:style-name="P25"><text:span text:style-name="T6">ErrorLog </text:span><text:span text:style-name="T7">${APACHE_LOG_DIR}/error.log</text:span></text:p>
      <text:p text:style-name="P25"><text:span text:style-name="T6">CustomLog </text:span><text:span text:style-name="T7">${APACHE_LOG_DIR}/access.log </text:span><text:span text:style-name="T6">combine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3:42:08.994000000</meta:creation-date>
    <dc:date>2021-02-18T14:28:03.884000000</dc:date>
    <meta:editing-duration>PT15M55S</meta:editing-duration>
    <meta:editing-cycles>4</meta:editing-cycles>
    <meta:generator>LibreOffice/6.4.3.2$Windows_X86_64 LibreOffice_project/747b5d0ebf89f41c860ec2a39efd7cb15b54f2d8</meta:generator>
    <meta:document-statistic meta:table-count="0" meta:image-count="0" meta:object-count="0" meta:page-count="3" meta:paragraph-count="27" meta:word-count="78" meta:character-count="1261" meta:non-whitespace-character-count="1180"/>
  </office:meta>
</office:document-meta>
</file>